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3-0134 <text:s text:c="28"/>09/03/2015</text:p>
      <text:p text:style-name="P12"><text:s text:c="6"/>Innovation &amp; Development</text:p>
      <text:p text:style-name="P13"><text:s text:c="7"/>Urb. La Sultana, Condommio Colonial #219, Antiguo Cuscatlan, La Libertad. <text:s text:c="3"/></text:p>
      <text:p text:style-name="P14"><text:s text:c="11"/>La Libertad <text:s text:c="13"/>0614-070411-109-4 <text:s text:c="28"/>210177-9</text:p>
      <text:p text:style-name="P14"><text:s text:c="41"/>Actividades de asesoramiento empresarial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Justicia Juvenil y Prisión Preventiva para Guatemala, El Salvador y Panamá”.
<text:line-break/>U.S. State Department Bureau for International Narcotics and Law Enforcement Affairs (INL)/National Center for State Courts (NCSC) Febrero  2015</text:span><text:tab/> <text:s text:c="33"/><text:span text:style-name="T3">$ 2816.37 <text:s text:c="23"/>$ 2816.37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2816.37 </text:p>
      <text:p text:style-name="P18">3182.5 <text:s text:c="82"/><text:span text:style-name="T5">$ </text:span>366.13</text:p>
      <text:p text:style-name="P16"><text:span text:style-name="T1"><text:s text:c="19"/></text:span><text:s text:c="69"/><text:span text:style-name="T5">$</text:span> <text:span text:style-name="T1">3182.5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3182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